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1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1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8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9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0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2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3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4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5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6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17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7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8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19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0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2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3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4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5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6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7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8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29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0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2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3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4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5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6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7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8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39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0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2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3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4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5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6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7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8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49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0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2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3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54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54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4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5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6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7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8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59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0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2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3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3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3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3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3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3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3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3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3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3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4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5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5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5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5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5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5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5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5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5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5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6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6pt" style:font-size-asian="16pt" style:font-size-complex="16pt"/>
    </style:style>
    <style:style style:name="P66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6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7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8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69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0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1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2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3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0" style:parent-style-name="Standard" style:family="paragraph">
      <style:paragraph-properties fo:margin-bottom="0.1388in" fo:line-height="115%"/>
    </style:style>
    <style:style style:name="T741" style:parent-style-name="DefaultParagraphFont" style:family="text">
      <style:text-properties fo:font-weight="bold" style:font-weight-asian="bold" style:font-weight-complex="bold" fo:color="#A10000" fo:font-size="11pt" style:font-size-asian="11pt" style:font-size-complex="11pt"/>
    </style:style>
    <style:style style:name="P74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4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1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3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4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5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6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7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8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59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60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  <style:style style:name="P761" style:parent-style-name="Standard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/>
    </style:style>
    <style:style style:name="P762" style:parent-style-name="Standard" style:family="paragraph">
      <style:paragraph-properties fo:margin-bottom="0.1388in" fo:line-height="115%"/>
      <style:text-properties fo:font-weight="bold" style:font-weight-asian="bold" style:font-weight-complex="bold" fo:color="#A10000" fo:font-size="11pt" style:font-size-asian="11pt" style:font-size-complex="11pt"/>
    </style:style>
  </office:automatic-styles>
  <office:body>
    <office:text text:use-soft-page-breaks="true">
      <text:p text:style-name="P1">Act 1</text:p>
      <text:p text:style-name="P2">_</text:p>
      <text:p text:style-name="P3">Act 2</text:p>
      <text:p text:style-name="P4">_</text:p>
      <text:p text:style-name="P5">Act 3</text:p>
      <text:p text:style-name="P6">_</text:p>
      <text:p text:style-name="P7">Intermission</text:p>
      <text:p text:style-name="P8">_</text:p>
      <text:p text:style-name="P9">Act 4</text:p>
      <text:p text:style-name="P10">_</text:p>
      <text:p text:style-name="P11">Act 5</text:p>
      <text:p text:style-name="P12">_</text:p>
      <text:p text:style-name="P13">1. SC1: =003985</text:p>
      <text:p text:style-name="P14">did y0u set up the teams</text:p>
      <text:p text:style-name="P15">yes</text:p>
      <text:p text:style-name="P16">i d0nt kn0w ab0ut that</text:p>
      <text:p text:style-name="P17">i d0nt kn0w ab0ut that either</text:p>
      <text:p text:style-name="P18">n0t really</text:p>
      <text:p text:style-name="P19">im 0k with it</text:p>
      <text:p text:style-name="P20">im 0k with a l0t of things</text:p>
      <text:p text:style-name="P21">even 0ur inevitable failure</text:p>
      <text:p text:style-name="P22">th0ugh it will briefly masquerade as vict0ry</text:p>
      <text:p text:style-name="P23">she was right ab0ut a l0t 0f things</text:p>
      <text:p text:style-name="P24">but y0u like t0 talk t0 me</text:p>
      <text:p text:style-name="P25">this a fact n0t a questi0n</text:p>
      <text:soft-page-break/>
      <text:p text:style-name="P26">they t0ld me</text:p>
      <text:p text:style-name="P27">why d0 y0u like t0 talk t0 me</text:p>
      <text:p text:style-name="P28">ha</text:p>
      <text:p text:style-name="P29">ha</text:p>
      <text:p text:style-name="P30">0_0</text:p>
      <text:p text:style-name="P31">s0llux i actually w0uld like it if you were happy</text:p>
      <text:p text:style-name="P32">y0u seem sad and angry all the time</text:p>
      <text:p text:style-name="P33">what d0es anger feel like</text:p>
      <text:p text:style-name="P34">i f0rg0t</text:p>
      <text:p text:style-name="P35">maybe i never was</text:p>
      <text:p text:style-name="P36">i feel like i was th0ugh</text:p>
      <text:p text:style-name="P37">0nce</text:p>
      <text:p text:style-name="P38">i think his anger serves a greater purp0se</text:p>
      <text:p text:style-name="P39">its part 0f his destiny and thus 0urs</text:p>
      <text:p text:style-name="P40">it will help him t0 sab0tage his 0wn designs</text:p>
      <text:p text:style-name="P41">which are very much in 0pp0siti0n t0 the br0ader purp0se</text:p>
      <text:p text:style-name="P42">and will s0w the seeds 0f 0ur failure</text:p>
      <text:p text:style-name="P43">a failure which will ir0nically pr0ve t0 be missi0n critical</text:p>
      <text:p text:style-name="P44">they never lied th0ugh</text:p>
      <text:p text:style-name="P45">this is h0w it had t0 be</text:p>
      <text:p text:style-name="P46">i have t0 be t0tally h0nest</text:p>
      <text:p text:style-name="P47">th0ugh at n0 p0int did i ever lie</text:p>
      <text:p text:style-name="P48">but thr0ugh 0missi0n</text:p>
      <text:p text:style-name="P49">this game will n0t save the w0rld</text:p>
      <text:p text:style-name="P50">and th0ugh it is still very imp0rtant even in 0ur defeat</text:p>
      <text:p text:style-name="P51">unf0rtantely it is much cl0ser t0 serving as the instrument 0f 0ur pe0ples demise than that 0f their salvati0n</text:p>
      <text:soft-page-break/>
      <text:p text:style-name="P52">and we twelve will behave simultane0usly as the pawns and the 0rchestrat0rs of the great und0ing</text:p>
      <text:p text:style-name="P53">y0u will th0ugh</text:p>
      <text:p text:style-name="P54">it cann0t be st0pped</text:p>
      <text:p text:style-name="P55">mete0rs are en r0ute</text:p>
      <text:p text:style-name="P56">y0u kn0w this s0llux</text:p>
      <text:p text:style-name="P57"><text:s/>y0u were never g0ing t0 be the team leader th0ugh</text:p>
      <text:p text:style-name="P58">which is t0 say</text:p>
      <text:p text:style-name="P59">the first t0 enter</text:p>
      <text:p text:style-name="P60">im c0ming up</text:p>
      <text:p text:style-name="P61">_</text:p>
      <text:p text:style-name="P62">2. KM1: =004039</text:p>
      <text:p text:style-name="P63">0h n0000000</text:p>
      <text:p text:style-name="P64">0_0</text:p>
      <text:p text:style-name="P65">n0</text:p>
      <text:p text:style-name="P66">0r yes</text:p>
      <text:p text:style-name="P67">yes theres n0thing</text:p>
      <text:p text:style-name="P68">and n0 y0u cant</text:p>
      <text:p text:style-name="P69">but y0u sh0uldnt pretend as if y0u believe this has anything t0 d0 with the state 0f my mind</text:p>
      <text:p text:style-name="P70">0r the decisi0ns it will make 0r has already made</text:p>
      <text:p text:style-name="P71">s0rry i didnt f0ll0w that</text:p>
      <text:p text:style-name="P72">0k</text:p>
      <text:p text:style-name="P73">thanks</text:p>
      <text:p text:style-name="P74">_</text:p>
      <text:p text:style-name="P75">3. SC2: =004041</text:p>
      <text:p text:style-name="P76">COPY OF CONVERSATION SC1: =003985</text:p>
      <text:soft-page-break/>
      <text:p text:style-name="P77">_</text:p>
      <text:p text:style-name="P78">4. VS1: =004044</text:p>
      <text:p text:style-name="P79">0h b0y thats way t00 many of the same letter in a r0w twice</text:p>
      <text:p text:style-name="P80">h0w ab0ut</text:p>
      <text:p text:style-name="P81">eight eyes</text:p>
      <text:p text:style-name="P82">minus seven</text:p>
      <text:p text:style-name="P83">i didnt trick him</text:p>
      <text:p text:style-name="P84">its n0t like that</text:p>
      <text:p text:style-name="P85">i d0nt care</text:p>
      <text:p text:style-name="P86">yes</text:p>
      <text:p text:style-name="P87">0k well im sure it will be very th0ughtful</text:p>
      <text:p text:style-name="P88">uh</text:p>
      <text:p text:style-name="P89">the blue team</text:p>
      <text:p text:style-name="P90">i havent given it any th0ught</text:p>
      <text:p text:style-name="P91">n0r did i think such a thing was up f0r c0nsiderati0n</text:p>
      <text:p text:style-name="P92">but if y0u want t0 pretend we b0th have a separate team t0gether</text:p>
      <text:p text:style-name="P93">and name that team</text:p>
      <text:p text:style-name="P94">then kn0ck y0urself 0ut</text:p>
      <text:p text:style-name="P95">0_0</text:p>
      <text:p text:style-name="P96">i never think ab0ut that anym0re</text:p>
      <text:p text:style-name="P97">its 0k</text:p>
      <text:p text:style-name="P98">n0</text:p>
      <text:p text:style-name="P99">i didnt exclude him f0r that reas0n</text:p>
      <text:p text:style-name="P100">0r at all</text:p>
      <text:p text:style-name="P101">y0ure just n0t getting it</text:p>
      <text:p text:style-name="P102">y0u never listen</text:p>
      <text:p text:style-name="P103">d0nt d0 that its really childish</text:p>
      <text:soft-page-break/>
      <text:p text:style-name="P104">uh w0w</text:p>
      <text:p text:style-name="P105">_</text:p>
      <text:p text:style-name="P106">5. SC3: =004046</text:p>
      <text:p text:style-name="P107">its 0k</text:p>
      <text:p text:style-name="P108">yes we are</text:p>
      <text:p text:style-name="P109">n0 im s0rry</text:p>
      <text:p text:style-name="P110">y0u cant s0llux</text:p>
      <text:p text:style-name="P111">n0t yet</text:p>
      <text:p text:style-name="P112">n0 y0ure n0t</text:p>
      <text:p text:style-name="P113">trust me</text:p>
      <text:p text:style-name="P114">c0me t0 the wind0w</text:p>
      <text:p text:style-name="P115">because im 0utside</text:p>
      <text:p text:style-name="P116">take a l00k</text:p>
      <text:p text:style-name="P117">c0me cl0ser y0ull see me</text:p>
      <text:p text:style-name="P118">i pr0mise</text:p>
      <text:p text:style-name="P119">_</text:p>
      <text:p text:style-name="P120">6. TN1: =004068</text:p>
      <text:p text:style-name="P121">c00l!</text:p>
      <text:p text:style-name="P122">mine t00</text:p>
      <text:p text:style-name="P123">i d0nt kn0w where terezi is th0ugh</text:p>
      <text:p text:style-name="P124">shes running late</text:p>
      <text:p text:style-name="P125">n0</text:p>
      <text:p text:style-name="P126">ill be here cl0uding her campaign f0r her regardless</text:p>
      <text:p text:style-name="P127">with 0r with0ut her!</text:p>
      <text:p text:style-name="P128">her l0ss if she d0esnt make it</text:p>
      <text:p text:style-name="P129">itll give y0u a chance t0 gain s0me gr0und</text:p>
      <text:p text:style-name="P130">y0u picked a t0ugh class tavr0s!</text:p>
      <text:soft-page-break/>
      <text:p text:style-name="P131">n0ne 0f the really useful c0mbat abilities c0me int0 play until y0u reach a very high level</text:p>
      <text:p text:style-name="P132">but i supp0se it will be rewarding when y0u get there</text:p>
      <text:p text:style-name="P133">i c0uldnt agree m0re</text:p>
      <text:p text:style-name="P134">y0u might be the 0nly flarper in the w0rld wh0 really understands the true spirit 0f the game</text:p>
      <text:p text:style-name="P135">every0ne else is s0 aggressive and treasure hungry!</text:p>
      <text:p text:style-name="P136">but thats what makes beating them all the m0re satisfying</text:p>
      <text:p text:style-name="P137">remember y0ur cl0uder isnt g0ing t0 pull any punches t0night</text:p>
      <text:p text:style-name="P138">d0nt fall f0r her mind games</text:p>
      <text:p text:style-name="P139">ill be here t0 assist 0f c0urse</text:p>
      <text:p text:style-name="P140">if y0ure in tr0uble d0nt hesitate t0 ask f0r help</text:p>
      <text:p text:style-name="P141">n0 pr0blem!</text:p>
      <text:p text:style-name="P142">_</text:p>
      <text:p text:style-name="P143">7. TP1: =004138</text:p>
      <text:p text:style-name="P144">0k</text:p>
      <text:p text:style-name="P145">he cant walk th0ugh</text:p>
      <text:p text:style-name="P146">pr0bably never will</text:p>
      <text:p text:style-name="P147">n0!</text:p>
      <text:p text:style-name="P148">neither he 0r i sh0uld have ever had anything t0 d0 with th0se hateful sn0bs</text:p>
      <text:p text:style-name="P149">it was a big mistake</text:p>
      <text:p text:style-name="P150">n0 0ffense 0_0</text:p>
      <text:p text:style-name="P151">i d0nt see why theyd lift a finger t0 help him</text:p>
      <text:p text:style-name="P152">they hate us b0th s0 much</text:p>
      <text:p text:style-name="P153">im s0 mad!</text:p>
      <text:p text:style-name="P154">im n0t scared 0f her</text:p>
      <text:p text:style-name="P155">she cant c0ntr0l me</text:p>
      <text:soft-page-break/>
      <text:p text:style-name="P156">shes tried it d0esnt w0rk</text:p>
      <text:p text:style-name="P157">but it was my fault</text:p>
      <text:p text:style-name="P158">i was distracted when i c0uld have helped him</text:p>
      <text:p text:style-name="P159">yeah</text:p>
      <text:p text:style-name="P160">wh0 was he anyway</text:p>
      <text:p text:style-name="P161">what was he d0ing there</text:p>
      <text:p text:style-name="P162">watching us</text:p>
      <text:p text:style-name="P163">i guess s0</text:p>
      <text:p text:style-name="P164">i feel p0werless sitting here d0ing n0thing th0ugh</text:p>
      <text:p text:style-name="P165">its like she wins even if y0u get her back!</text:p>
      <text:p text:style-name="P166">i guess 0ur gaming days are 0ver then</text:p>
      <text:p text:style-name="P167">us f0ur at least</text:p>
      <text:p text:style-name="P168">_</text:p>
      <text:p text:style-name="P169">8. VS2: =004146</text:p>
      <text:p text:style-name="P170">what</text:p>
      <text:p text:style-name="P171">id rather n0t talk t0 y0u</text:p>
      <text:p text:style-name="P172">im n0t the 0ne y0u sh0uld ap0l0gize t0</text:p>
      <text:p text:style-name="P173">n0t falling f0r it</text:p>
      <text:p text:style-name="P174">i d0nt see anything 0ut there</text:p>
      <text:p text:style-name="P175">_</text:p>
      <text:p text:style-name="P176">Act 5 Act 2</text:p>
      <text:p text:style-name="P177">_</text:p>
      <text:p text:style-name="P178">9. DS1: =005381</text:p>
      <text:p text:style-name="P179">hello!</text:p>
      <text:p text:style-name="P180">i think its absurd i never introduced myself to you in all that time i spent moping around the lab</text:p>
      <text:p text:style-name="P181">guess i wasnt in a very good mood</text:p>
      <text:soft-page-break/>
      <text:p text:style-name="P182">hi dave my names aradia</text:p>
      <text:p text:style-name="P183">um</text:p>
      <text:p text:style-name="P184">6 a girl and a place very close to you</text:p>
      <text:p text:style-name="P185">in fact</text:p>
      <text:p text:style-name="P186">i could visit you right now if you would like</text:p>
      <text:p text:style-name="P187">to be fair it translates to the same age as you which at the moment is 12 is it not</text:p>
      <text:p text:style-name="P188">understanding disparities in the flow of time should be easy for people like us let alone understanding disparities in such pedestrian things as units</text:p>
      <text:p text:style-name="P189">i am 6 sweeps old one sweep is a little more than 2 years you dummy!</text:p>
      <text:p text:style-name="P190">look it is either the truth or i am just someone who is being a bit playful what is the harm in that</text:p>
      <text:p text:style-name="P191">:D</text:p>
      <text:p text:style-name="P192">_</text:p>
      <text:p text:style-name="P193">10. DS2: =005382</text:p>
      <text:p text:style-name="P194">i know you arent</text:p>
      <text:p text:style-name="P195">but i am</text:p>
      <text:p text:style-name="P196">maid of time</text:p>
      <text:p text:style-name="P197">whereas you are the knight of the very same cosmic faculty</text:p>
      <text:p text:style-name="P198">it would seem we have very little in common dave</text:p>
      <text:p text:style-name="P199">when in fact we have very much</text:p>
      <text:p text:style-name="P200">yes</text:p>
      <text:p text:style-name="P201">thats definitely what you did the first time we had this conversation</text:p>
      <text:p text:style-name="P202">so i will wait patiently while you realize thats not what youre going to do this time</text:p>
      <text:p text:style-name="P203">dave describe to me why you are now incredulous please</text:p>
      <text:soft-page-break/>
      <text:p text:style-name="P204">of course you remember that</text:p>
      <text:p text:style-name="P205">this is a memory</text:p>
      <text:p text:style-name="P206">come to the window</text:p>
      <text:p text:style-name="P207">because im outside</text:p>
      <text:p text:style-name="P208">take a look</text:p>
      <text:p text:style-name="P209">that iiis</text:p>
      <text:p text:style-name="P210">becaaause</text:p>
      <text:p text:style-name="P211">im not out there anymore!</text:p>
      <text:p text:style-name="P212">turn around</text:p>
      <text:p text:style-name="P213">_</text:p>
      <text:p text:style-name="P214">11. DS3: =005383</text:p>
      <text:p text:style-name="P215">yeah</text:p>
      <text:p text:style-name="P216">_</text:p>
      <text:p text:style-name="P217">12. DS4: =005384</text:p>
      <text:p text:style-name="P218">try to remember</text:p>
      <text:p text:style-name="P219">_</text:p>
      <text:p text:style-name="P220">13. DS5: =005385</text:p>
      <text:p text:style-name="P221">are you sure</text:p>
      <text:p text:style-name="P222">why indeed!</text:p>
      <text:p text:style-name="P223">_</text:p>
      <text:p text:style-name="P224">14. DS6: =005368</text:p>
      <text:p text:style-name="P225">yes</text:p>
      <text:p text:style-name="P226">i think it looks pretty nice but go on</text:p>
      <text:p text:style-name="P227">no</text:p>
      <text:p text:style-name="P228">sorry</text:p>
      <text:p text:style-name="P229">not exactly</text:p>
      <text:p text:style-name="P230">_</text:p>
      <text:soft-page-break/>
      <text:p text:style-name="P231">15. DS7: =005388</text:p>
      <text:p text:style-name="P232">yes</text:p>
      <text:p text:style-name="P233">yes and no</text:p>
      <text:p text:style-name="P234">yes and 2 nos!</text:p>
      <text:p text:style-name="P235">it is the afterlife</text:p>
      <text:p text:style-name="P236">but what is happening now is taking place in a bubble which is accessible to the living through dreams under the right conditions</text:p>
      <text:p text:style-name="P237">and it is also your memory</text:p>
      <text:p text:style-name="P238">the entry point for any bubble is always a memory</text:p>
      <text:p text:style-name="P239">either a memory of the dead</text:p>
      <text:p text:style-name="P240">or a memory of the living dreamer come to visit!</text:p>
      <text:p text:style-name="P241">but once you realize it is not just a memory</text:p>
      <text:p text:style-name="P242">what happens next is up to you</text:p>
      <text:p text:style-name="P243">_</text:p>
      <text:p text:style-name="P244">16. DS8: =005389</text:p>
      <text:p text:style-name="P245">no this actually did happen</text:p>
      <text:p text:style-name="P246">thats because it isnt your memory</text:p>
      <text:p text:style-name="P247">this is alpha dave</text:p>
      <text:p text:style-name="P248">the one who chose not to take the nap which led to your death</text:p>
      <text:p text:style-name="P249">did she</text:p>
      <text:p text:style-name="P250">didnt you ask for this</text:p>
      <text:p text:style-name="P251">evidently</text:p>
      <text:p text:style-name="P252">yes yes and yes</text:p>
      <text:p text:style-name="P253">yes it can be on the table and yes reality still means something</text:p>
      <text:p text:style-name="P254">and yes your guardian did die</text:p>
      <text:p text:style-name="P255">nothing</text:p>
      <text:soft-page-break/>
      <text:p text:style-name="P256">all is well and as it should be</text:p>
      <text:p text:style-name="P257">what would you be doing there if you were him</text:p>
      <text:p text:style-name="P258">even better!</text:p>
      <text:p text:style-name="P259">would you be upset</text:p>
      <text:p text:style-name="P260">then maybe what you are doing is grieving</text:p>
      <text:p text:style-name="P261">in whatever way that comes naturally to you</text:p>
      <text:p text:style-name="P262">you are lucky to be able to</text:p>
      <text:p text:style-name="P263">i could not for a long time</text:p>
      <text:p text:style-name="P264">but now that i can again im so relieved</text:p>
      <text:p text:style-name="P265">because i have discovered there is no reason to grieve!</text:p>
      <text:p text:style-name="P266">looks like it</text:p>
      <text:p text:style-name="P267">who do you suspect you would be talking to in this situation</text:p>
      <text:p text:style-name="P268">maybe she is helping you through this</text:p>
      <text:p text:style-name="P269">you were helping her werent you</text:p>
      <text:p text:style-name="P270">i think so</text:p>
      <text:p text:style-name="P271">the living need each others help</text:p>
      <text:p text:style-name="P272">just like the dead do</text:p>
      <text:p text:style-name="P273">alpha dave still has a long way to go</text:p>
      <text:p text:style-name="P274">hes still not at ease with his mortality</text:p>
      <text:p text:style-name="P275">but people like us have to be!</text:p>
      <text:p text:style-name="P276">we have to be prepared to die a thousand deaths before our quest is complete</text:p>
      <text:p text:style-name="P277">the master we serve demands it</text:p>
      <text:p text:style-name="P278">pretty much</text:p>
      <text:p text:style-name="P279">they come here too</text:p>
      <text:p text:style-name="P280">in their own bubbles</text:p>
      <text:p text:style-name="P281">you may cross paths with them if you wish</text:p>
      <text:soft-page-break/>
      <text:p text:style-name="P282">ha</text:p>
      <text:p text:style-name="P283">i know the feeling :)</text:p>
      <text:p text:style-name="P284">im not showing you im just visiting your bubble</text:p>
      <text:p text:style-name="P285">it projects your thoughts and memories</text:p>
      <text:p text:style-name="P286">as well as other things relevant to you much like the clouds do in skaia</text:p>
      <text:p text:style-name="P287">nothing</text:p>
      <text:p text:style-name="P288">none of this is your business anymore</text:p>
      <text:p text:style-name="P289">its time to move on</text:p>
      <text:p text:style-name="P290">_</text:p>
      <text:p text:style-name="P291">17. DS9: =005390</text:p>
      <text:p text:style-name="P292">oh look this was my hive!</text:p>
      <text:p text:style-name="P293">before it was destroyed</text:p>
      <text:p text:style-name="P294">what did you picture</text:p>
      <text:p text:style-name="P295">thats very silly and a little perverse</text:p>
      <text:p text:style-name="P296">but actually that sounds like what it might have been like on some parts of the planet sooo</text:p>
      <text:p text:style-name="P297">ill put in a good word with your bubble about it</text:p>
      <text:p text:style-name="P298">i dont know about hauntoffs</text:p>
      <text:p text:style-name="P299">but there is plenty of time to satisfy various curiosities you might have about existence and whatnot</text:p>
      <text:p text:style-name="P300">is it</text:p>
      <text:p text:style-name="P301">oh! yes</text:p>
      <text:p text:style-name="P302">there are all sorts of friends to meet</text:p>
      <text:p text:style-name="P303">ones you already know and ones you dont</text:p>
      <text:p text:style-name="P304">there is plenty of time for just about anything</text:p>
      <text:p text:style-name="P305">lots and lots of time</text:p>
      <text:p text:style-name="P306">enough time to understand that time isnt much of anything at all</text:p>
      <text:soft-page-break/>
      <text:p text:style-name="P307">time is like a game</text:p>
      <text:p text:style-name="P308">just one fun game in realitys cupboard which is full of them</text:p>
      <text:p text:style-name="P309">its the one we are the best at!</text:p>
      <text:p text:style-name="P310">while other people are better at the other games</text:p>
      <text:p text:style-name="P311">but when all the games are back in the cupboard everyone is about the same</text:p>
      <text:p text:style-name="P312">and games are fun but sometimes you dont realize how much fun you were having until theyre all over</text:p>
      <text:p text:style-name="P313">and sometimes you look back and realize for some stupid reason you werent having any fun at all!</text:p>
      <text:p text:style-name="P314">then you laugh</text:p>
      <text:p text:style-name="P315">that laugh will suffice</text:p>
      <text:p text:style-name="P316">hey!</text:p>
      <text:p text:style-name="P317">want to see inside my hive</text:p>
      <text:p text:style-name="P318">it is quite possible and more than ok</text:p>
      <text:p text:style-name="P319">_</text:p>
      <text:p text:style-name="P320">18. DS10; TN2: =005391</text:p>
      <text:p text:style-name="P321">it seems you have a hiveguest dave</text:p>
      <text:p text:style-name="P322">tavros has been looking forward to meeting you</text:p>
      <text:p text:style-name="P323">yes you figured out the mystery!</text:p>
      <text:p text:style-name="P324">you may think so but then again you have not faced team charge in a match of slam poetry have you</text:p>
      <text:p text:style-name="P325">just kidding im no good at slam poetry haha sorry</text:p>
      <text:p text:style-name="P326">yes hes dead</text:p>
      <text:p text:style-name="P327">no i am wide awake</text:p>
      <text:p text:style-name="P328">and i physically stand before you in person!</text:p>
      <text:p text:style-name="P329">oh no</text:p>
      <text:p text:style-name="P330">_</text:p>
      <text:soft-page-break/>
      <text:p text:style-name="P331">19. DS11: =005392</text:p>
      <text:p text:style-name="P332">i am very much alive</text:p>
      <text:p text:style-name="P333">and i intend to stay that way :)</text:p>
      <text:p text:style-name="P334">_</text:p>
      <text:p text:style-name="P335">20. SC4; AB1: =005490</text:p>
      <text:p text:style-name="P336">ahem</text:p>
      <text:p text:style-name="P337">sorry to interrupt i wanted to give you both the chance to remember but it doesnt look like this is going anywhere!</text:p>
      <text:p text:style-name="P338">_</text:p>
      <text:p text:style-name="P339">21. SC5; AB2: =005491</text:p>
      <text:p text:style-name="P340">is it coming back yet</text:p>
      <text:p text:style-name="P341">thast right!</text:p>
      <text:p text:style-name="P342">nope!</text:p>
      <text:p text:style-name="P343">_</text:p>
      <text:p text:style-name="P344">22. SC6; AB3; JH1: =005492</text:p>
      <text:p text:style-name="P345">you are just asleep</text:p>
      <text:p text:style-name="P346">you are also blind!</text:p>
      <text:p text:style-name="P347">yes thats what being blind means</text:p>
      <text:p text:style-name="P348">sollux will you shut up and stop being so tragic for once</text:p>
      <text:p text:style-name="P349">you knew this was going to happen! your prophecies of personal doom were practically all you ever talked about</text:p>
      <text:p text:style-name="P350">i think you were looking forward to this honestly</text:p>
      <text:p text:style-name="P351">great!</text:p>
      <text:p text:style-name="P352">you should be able to relax now that youve been released from the curse of your vision twofold just like you said youd be</text:p>
      <text:p text:style-name="P353">you are now merely doomed!</text:p>
      <text:p text:style-name="P354">thats the spirit, hahaha</text:p>
      <text:p text:style-name="P355">nope :)</text:p>
      <text:soft-page-break/>
      <text:p text:style-name="P356">hahahahaha!</text:p>
      <text:p text:style-name="P357">i</text:p>
      <text:p text:style-name="P358">dont know?</text:p>
      <text:p text:style-name="P359">what noise?</text:p>
      <text:p text:style-name="P360">oh its jade!</text:p>
      <text:p text:style-name="P361">shes one of the humans we met after you died</text:p>
      <text:p text:style-name="P362">thats fine youll catch up!</text:p>
      <text:p text:style-name="P363">_</text:p>
      <text:p text:style-name="P364">23. SC7; AB4; JH2: =005493</text:p>
      <text:p text:style-name="P365">no dont!</text:p>
      <text:p text:style-name="P366">sollux try to be polite</text:p>
      <text:p text:style-name="P367">there is no reason at all for you to feel hostile toward them anymore</text:p>
      <text:p text:style-name="P368">jade is very nice and she did nothing wrong</text:p>
      <text:p text:style-name="P369">none of them did so when you wake up maybe you should try to reconcile with them or at the very least just say hello</text:p>
      <text:p text:style-name="P370">did i what</text:p>
      <text:p text:style-name="P371">well no</text:p>
      <text:p text:style-name="P372">but i should have!</text:p>
      <text:p text:style-name="P373">i did with you before i left didn't i</text:p>
      <text:p text:style-name="P374">shush you!</text:p>
      <text:p text:style-name="P375">it is!</text:p>
      <text:p text:style-name="P376">ill get you up to speed i promise but guys come on lets not scare away our guest</text:p>
      <text:p text:style-name="P377">oh my god shut up!</text:p>
      <text:p text:style-name="P378">no jade its ok</text:p>
      <text:p text:style-name="P379">please stay! im curious about why you are here</text:p>
      <text:p text:style-name="P380">navigating between bubbles is difficult here</text:p>
      <text:soft-page-break/>
      <text:p text:style-name="P381">its better to drift between them naturally as they intersect</text:p>
      <text:p text:style-name="P382">not spatially but through common points in memory</text:p>
      <text:p text:style-name="P383">to navigate the furthest ring you need to have mastered the flow of time!</text:p>
      <text:p text:style-name="P384">that is why i am here</text:p>
      <text:p text:style-name="P385">i am alive again so i may assist the dead in this way</text:p>
      <text:p text:style-name="P386">jade tell me</text:p>
      <text:p text:style-name="P387">have you seen me here before? i mean me dressed like i am now wearing my godhood</text:p>
      <text:p text:style-name="P388">im wearing a hood and have butterfly wings what else would you like to know</text:p>
      <text:p text:style-name="P389">yes sollux that would probably be pretty weird</text:p>
      <text:p text:style-name="P390">thank you your outfit is quite spiffy too</text:p>
      <text:p text:style-name="P391">i like that skirt a lot especially</text:p>
      <text:p text:style-name="P392">is</text:p>
      <text:p text:style-name="P393">is that a skirt?</text:p>
      <text:p text:style-name="P394">shhh!</text:p>
      <text:p text:style-name="P395">yes ok</text:p>
      <text:p text:style-name="P396">you see those encounters you had with me before have not happened for me yet because ive only just arrived</text:p>
      <text:p text:style-name="P397">time follows strange paths here as does space</text:p>
      <text:p text:style-name="P398">if you travel a great enough distance you may discover you are also traveling either backwards or forwards in time as well!</text:p>
      <text:p text:style-name="P399">just as if you stay in one place for too long the geometry of space surrounding you will become unreliable</text:p>
      <text:p text:style-name="P400">you may swat the air to your left and discover you have just slapped yourself!</text:p>
      <text:p text:style-name="P401">the only way to make sense of it is to understand either property very well</text:p>
      <text:p text:style-name="P402">and since i am new here i have some learning to do just like<text:s/><text:soft-page-break/>everyone else</text:p>
      <text:p text:style-name="P403">but i do know one thing</text:p>
      <text:p text:style-name="P404">i knew that the first bubble i would enter would be an important one for us to visit</text:p>
      <text:p text:style-name="P405">hang on</text:p>
      <text:p text:style-name="P406">we are moving on to a new memory hold that though</text:p>
      <text:p text:style-name="P407">_</text:p>
      <text:p text:style-name="P408">24. SC8; AB5; JH3: =005494</text:p>
      <text:p text:style-name="P409">it is important because it will help us begin to understand why we are all here</text:p>
      <text:p text:style-name="P410">no no</text:p>
      <text:p text:style-name="P411">not why we are in this bubble now</text:p>
      <text:p text:style-name="P412">but why we all exist in the first place and why we all went on this adventure together</text:p>
      <text:p text:style-name="P413">there is much to understand and i believe it all begins with one sequence of events</text:p>
      <text:p text:style-name="P414">watching will help those whove passed to understand the purpose of their sacrifice and those still living to understand what must be done to complete the journey still ahead</text:p>
      <text:p text:style-name="P415">we will let the memories lead the way</text:p>
      <text:p text:style-name="P416">are you guys ready?</text:p>
      <text:p text:style-name="P417">_</text:p>
      <text:p text:style-name="P418">25. SC9; AB6; JH4: =005495</text:p>
      <text:p text:style-name="P419">ok lets allow the next memory to take shape</text:p>
      <text:p text:style-name="P420">i believe it is kanayas</text:p>
      <text:p text:style-name="P421">i will reprise my role in a conversation i had with her shortly after i discovered the ruins</text:p>
      <text:p text:style-name="P422">everybody hide and try not to spoil it for her until she remembers!</text:p>
      <text:p text:style-name="P423">_</text:p>
      <text:soft-page-break/>
      <text:p text:style-name="P424">26. SC10; AB7; JH5; KM2: =005496</text:p>
      <text:p text:style-name="P425">hey kanaya</text:p>
      <text:p text:style-name="P426">there is s0mething i want t0 give y0u</text:p>
      <text:p text:style-name="P427">yes its s0mething very 0dd i f0und when i disc0vered the ruins the 0ther night</text:p>
      <text:p text:style-name="P428">i d0nt kn0w what its arche0l0gical significance is yet but i suspect y0u will be able t0 repair it!</text:p>
      <text:p text:style-name="P429">0_0</text:p>
      <text:p text:style-name="P430">w0w!</text:p>
      <text:p text:style-name="P431">uh i mean</text:p>
      <text:p text:style-name="P432">o_o</text:p>
      <text:p text:style-name="P433">wow</text:p>
      <text:p text:style-name="P434">you figured it out very fast!</text:p>
      <text:p text:style-name="P435">oh i am sure you are alive</text:p>
      <text:p text:style-name="P436">you are unconscious now and will likely wake up as your new self very soon</text:p>
      <text:p text:style-name="P437">yes</text:p>
      <text:p text:style-name="P438">you are undergoing a metamorphosis which you have been groomed for since you were very young</text:p>
      <text:p text:style-name="P439">much like i was for my various personal iterations including this one</text:p>
      <text:p text:style-name="P440">yes!</text:p>
      <text:p text:style-name="P441">but it sure sounds silly when you list them all like that</text:p>
      <text:p text:style-name="P442">wellllll</text:p>
      <text:p text:style-name="P443">that is what we are about to find out!</text:p>
      <text:p text:style-name="P444">if you will oblige us by continuing with this memory</text:p>
      <text:p text:style-name="P445">why dont we go through this conversation again to the best of our recollection</text:p>
      <text:p text:style-name="P446">but i guess rather than acting it out we can just talk about it</text:p>
      <text:soft-page-break/>
      <text:p text:style-name="P447">the old fashioned way</text:p>
      <text:p text:style-name="P448">i have no idea</text:p>
      <text:p text:style-name="P449">haha yeah you know what i mean though</text:p>
      <text:p text:style-name="P450">yes</text:p>
      <text:p text:style-name="P451">i then had sollux deliver the pieces to you so you could stitch it back up</text:p>
      <text:p text:style-name="P452">sollux that is your cue!</text:p>
      <text:p text:style-name="P453">come out and play the part</text:p>
      <text:p text:style-name="P454">no of course not!</text:p>
      <text:p text:style-name="P455">obviously the jig is up everyone can come out now</text:p>
      <text:p text:style-name="P456">_</text:p>
      <text:p text:style-name="P457">27. SC11; AB8; JH6; KM3: =005497</text:p>
      <text:p text:style-name="P458">no guys come on this isnt that complicated!</text:p>
      <text:p text:style-name="P459">we are just revisiting the past just like we would if we were talking about it</text:p>
      <text:p text:style-name="P460">but it just so happens we can watch it happen as we talk about it</text:p>
      <text:p text:style-name="P461">and as a matter of fact</text:p>
      <text:p text:style-name="P462">this story does involve a role playing game but not in that way!</text:p>
      <text:p text:style-name="P463">youre stupid and you sound stuid!</text:p>
      <text:p text:style-name="P464">i dont know o_o</text:p>
      <text:p text:style-name="P465">but you maaay be waking up soon</text:p>
      <text:p text:style-name="P466">maybe not if we hurry this along!</text:p>
      <text:p text:style-name="P467">thollux is right</text:p>
      <text:p text:style-name="P468">i mean sollux</text:p>
      <text:p text:style-name="P469">kanaya tell us what happened next!</text:p>
      <text:p text:style-name="P470">_</text:p>
      <text:p text:style-name="P471">28. SC12; AB9; JH7; KM4: =005498</text:p>
      <text:soft-page-break/>
      <text:p text:style-name="P472">yes</text:p>
      <text:p text:style-name="P473">not really!</text:p>
      <text:p text:style-name="P474">yes</text:p>
      <text:p text:style-name="P475">this is only a piece of the story</text:p>
      <text:p text:style-name="P476">the other pieces will fall into place with successive memories and it will all become clear</text:p>
      <text:p text:style-name="P477">but yes alright i will eliminate some suspense and try to serve as a better guide on this tour through the catacombs of our collective subconscious</text:p>
      <text:p text:style-name="P478">the separate tunnels we once traveled in the dark as individuals we now retrace together with a torch</text:p>
      <text:p text:style-name="P479">on the walls we illuminate the runes which describe a convoluted origin story</text:p>
      <text:p text:style-name="P480">an origin we participated in</text:p>
      <text:p text:style-name="P481">we were spurred to these actions by that which was being originated</text:p>
      <text:p text:style-name="P482">and incited to acts of revenge as we were turned against each other</text:p>
      <text:p text:style-name="P483">_</text:p>
      <text:p text:style-name="P484">29. AB10; JH8; KM5; TN3: =005499</text:p>
      <text:p text:style-name="P485">no</text:p>
      <text:p text:style-name="P486">our manipulator disguised his tracks well</text:p>
      <text:p text:style-name="P487">no tavros you can get up</text:p>
      <text:p text:style-name="P488">we will leave it soon</text:p>
      <text:p text:style-name="P489">but you were doing something very important here</text:p>
      <text:p text:style-name="P490">writing a part of the code</text:p>
      <text:p text:style-name="P491">_</text:p>
      <text:p text:style-name="P492">30. AB11; JH9; KM6; TN4: =005500</text:p>
      <text:p text:style-name="P493">an incomplete fragment consisting of four symbols</text:p>
      <text:soft-page-break/>
      <text:p text:style-name="P494">comprising the first word of a binary refrain</text:p>
      <text:p text:style-name="P495">a pair of sounds emerging from the belly of a fabled tyrants menace</text:p>
      <text:p text:style-name="P496">but you authored only one sound of the pair</text:p>
      <text:p text:style-name="P497">_</text:p>
      <text:p text:style-name="P498">31. AB12; JH10; KM7; TN5: =005501</text:p>
      <text:p text:style-name="P499">i would write the other</text:p>
      <text:p text:style-name="P500">_</text:p>
      <text:p text:style-name="P501">32. AB13; JH11; KM8; TN6: =005502</text:p>
      <text:p text:style-name="P502">in the soot of my ruined hive i scrawled my part of the code</text:p>
      <text:p text:style-name="P503">completing the phrase of legend</text:p>
      <text:p text:style-name="P504">the persisting sounds said to accompany the ultimate demise of the tyrant less an arm and an eye</text:p>
      <text:p text:style-name="P505">but even these eight characters</text:p>
      <text:p text:style-name="P506">the scrawlings of charge</text:p>
      <text:p text:style-name="P507">were still but half the code</text:p>
      <text:p text:style-name="P508">_</text:p>
      <text:p text:style-name="P509">33. AB14; JH12; KM9; TN7: =005503</text:p>
      <text:p text:style-name="P510">there was another half by scourge in two parts</text:p>
      <text:p text:style-name="P511">one part three symbols</text:p>
      <text:p text:style-name="P512">_</text:p>
      <text:p text:style-name="P513">34. AB15; JH13; KM10; TN8: =005504</text:p>
      <text:p text:style-name="P514">and the other</text:p>
      <text:p text:style-name="P515">five</text:p>
      <text:p text:style-name="P516">why the scale was tipped in this way between sisters</text:p>
      <text:p text:style-name="P517">i cannot say!</text:p>
      <text:p text:style-name="P518">_</text:p>
      <text:soft-page-break/>
      <text:p text:style-name="P519">35. AB16; JH14; KM11; TN9: =005505</text:p>
      <text:p text:style-name="P520">each fragment would be transcribed in our rulebooks</text:p>
      <text:p text:style-name="P521">sealing the collaboration between rust bloods and blue bloods</text:p>
      <text:p text:style-name="P522">completing the code for our sessions architect</text:p>
      <text:p text:style-name="P523">_</text:p>
      <text:p text:style-name="P524">36. AB17; JH15; KM12; TN10: =005506</text:p>
      <text:p text:style-name="P525">oh?</text:p>
      <text:p text:style-name="P526">_</text:p>
      <text:p text:style-name="P527">37. AB18; JH16; KM13; TN11: =005510</text:p>
      <text:p text:style-name="P528">yes we all lost track of our books</text:p>
      <text:p text:style-name="P529">_</text:p>
      <text:p text:style-name="P530">38. AB19; JH17; KM14; TN12: =005511</text:p>
      <text:p text:style-name="P531">they were gathered surreptitiously by agents assigned to the task</text:p>
      <text:p text:style-name="P532">_</text:p>
      <text:p text:style-name="P533">39. AB20; JH18; KM15; TN13: =005512</text:p>
      <text:p text:style-name="P534">and in the veil their codes were merged with the ghost imprints of other mysterious artifacts</text:p>
      <text:p text:style-name="P535">_</text:p>
      <text:p text:style-name="P536">40. AB21; JH19; KM16; TN14: =005513</text:p>
      <text:p text:style-name="P537">our first guardian was brought to life on the seed to pass through skaias final gate of defense</text:p>
      <text:p text:style-name="P538">the first to find alternia</text:p>
      <text:p text:style-name="P539">_</text:p>
      <text:p text:style-name="P540">Act 6</text:p>
      <text:p text:style-name="P541">_</text:p>
      <text:p text:style-name="P542">Act 6 Intermission 1</text:p>
      <text:p text:style-name="P543">_</text:p>
      <text:soft-page-break/>
      <text:p text:style-name="P544">41. SC13; RL1; DS12; TP2; KV1: =006249</text:p>
      <text:p text:style-name="P545">you see??</text:p>
      <text:p text:style-name="P546">i told you they would bring your body</text:p>
      <text:p text:style-name="P547">oh!!!</text:p>
      <text:p text:style-name="P548">sollux lets do it!</text:p>
      <text:p text:style-name="P549">the corpse party!</text:p>
      <text:p text:style-name="P550">theres no better time and there are so many corpses here to work with</text:p>
      <text:p text:style-name="P551">is everybody ok with that? do you want to have a big corpse party?</text:p>
      <text:p text:style-name="P552">we can incinerate the remains in the sun it will be just glorious</text:p>
      <text:p text:style-name="P553">rose!</text:p>
      <text:p text:style-name="P554">can you please explain to my friends what a human funeral is like?</text:p>
      <text:p text:style-name="P555">i couldnt have put it better myself</text:p>
      <text:p text:style-name="P556">could you go into more detail?</text:p>
      <text:p text:style-name="P557">hmmm that sounds just a tad specific</text:p>
      <text:p text:style-name="P558">we may have to adapt the proceedings to be a little more</text:p>
      <text:p text:style-name="P559">i dunno</text:p>
      <text:p text:style-name="P560">multicultural i guess?</text:p>
      <text:p text:style-name="P561">why dont you all do some brainstorming about what kind of funeral to have while i go round up the bodies!</text:p>
      <text:p text:style-name="P562">whats the matter?</text:p>
      <text:p text:style-name="P563">um</text:p>
      <text:p text:style-name="P564">i just thought it would be a nice thing to bond over</text:p>
      <text:p text:style-name="P565">am i really that bad?</text:p>
      <text:p text:style-name="P566">oh</text:p>
      <text:p text:style-name="P567">sorry</text:p>
      <text:soft-page-break/>
      <text:p text:style-name="P568">i guess ive spent enough time here that i just dont see death as the terrible thing the living make it out to be</text:p>
      <text:p text:style-name="P569">i honestly feel like its a reason to celebrate!</text:p>
      <text:p text:style-name="P570">death fan girl thing?</text:p>
      <text:p text:style-name="P571">what do you mean</text:p>
      <text:p text:style-name="P572">you think so?</text:p>
      <text:p text:style-name="P573">_</text:p>
      <text:p text:style-name="P574">42. KV2: =006250</text:p>
      <text:p text:style-name="P575">the sun will never be destroyed karkat</text:p>
      <text:p text:style-name="P576">im sorry but you were misinformed!</text:p>
      <text:p text:style-name="P577">_</text:p>
      <text:p text:style-name="P578">43. KV3; DS13; RL2: =006254</text:p>
      <text:p text:style-name="P579">karkat i dont know if anyone cares about formal ranks like that anymore</text:p>
      <text:p text:style-name="P580">or if anyone ever did!</text:p>
      <text:p text:style-name="P581">but for what its worth i suggest that from now on you all listen closely to the advice of our human guests</text:p>
      <text:p text:style-name="P582">yes!</text:p>
      <text:p text:style-name="P583">no need to be so modest dave</text:p>
      <text:p text:style-name="P584">tactically speaking a knight of time and a seer of light is a nearly unbeatable combination</text:p>
      <text:p text:style-name="P585">yes you are off to an excellent start as a subordinate</text:p>
      <text:p text:style-name="P586">keep doing that!</text:p>
      <text:p text:style-name="P587">but dave dont worry if you do not have instructions for us</text:p>
      <text:p text:style-name="P588">the knight of time is not necessarily the tactician</text:p>
      <text:p text:style-name="P589">he is a powerful warrior class which exploits the flow of time as a weapon</text:p>
      <text:p text:style-name="P590">rose is the one who must play the role of the strategist</text:p>
      <text:p text:style-name="P591">the seer class knows her aspect comprehensively</text:p>
      <text:soft-page-break/>
      <text:p text:style-name="P592">as a knower of all fortune she can see the circuitous path that will lead to the most favorable outcome for everyone</text:p>
      <text:p text:style-name="P593">personally i would defer to her judgment!</text:p>
      <text:p text:style-name="P594">_</text:p>
      <text:p text:style-name="P595">44. RL3: =006255</text:p>
      <text:p text:style-name="P596">this is why you all needed an advanced seer!</text:p>
      <text:p text:style-name="P597">i have become familiar with the ways of the fabric out here but even i couldnt chart a journey that long or complex</text:p>
      <text:p text:style-name="P598">_</text:p>
      <text:p text:style-name="P599">45. KV4; KM17; TP3: =006256</text:p>
      <text:p text:style-name="P600">karkat go back to holding your breath!</text:p>
      <text:p text:style-name="P601">this is going to be a wonderful adventure for everyone</text:p>
      <text:p text:style-name="P602">im a bit jealous honestly!</text:p>
      <text:p text:style-name="P603">or i would be if i wasnt having such a good time with my death fangirl thing :p</text:p>
      <text:p text:style-name="P604">no</text:p>
      <text:p text:style-name="P605">i still have important work to do here</text:p>
      <text:p text:style-name="P606">but that doesnt rule out the possibility we could meet again in bubbles along your journey!</text:p>
      <text:p text:style-name="P607">but kanaya you still have important work to finish too!</text:p>
      <text:p text:style-name="P608">we cant ignore our duties</text:p>
      <text:p text:style-name="P609">our race is extinct remember</text:p>
      <text:p text:style-name="P610">and after a few more casualties it is now hanging by a thread</text:p>
      <text:p text:style-name="P611">your job was to see to the resurrection of our people</text:p>
      <text:p text:style-name="P612">theres always hope though!</text:p>
      <text:p text:style-name="P613">you just never know and i dont think you should give up</text:p>
      <text:p text:style-name="P614">_</text:p>
      <text:p text:style-name="P615">46. KV5: =006257</text:p>
      <text:soft-page-break/>
      <text:p text:style-name="P616">oh nooo :(</text:p>
      <text:p text:style-name="P617">_</text:p>
      <text:p text:style-name="P618">47. RL4; SC14: =006285</text:p>
      <text:p text:style-name="P619">i can help with that!</text:p>
      <text:p text:style-name="P620">sollux do you think you can lend me a hand?</text:p>
      <text:p text:style-name="P621">theyll need the biggest push we can give them</text:p>
      <text:p text:style-name="P622">ok you guys can keep arguing if you like but im going to send you on your way now</text:p>
      <text:p text:style-name="P623">then after you leave i should be able to buy you a little more time</text:p>
      <text:p text:style-name="P624">when jack comes ill slow him down for a while</text:p>
      <text:p text:style-name="P625">it wont be for very long but its the best i can do!</text:p>
      <text:p text:style-name="P626">youre welcome!</text:p>
      <text:p text:style-name="P627">are you ready sollux?</text:p>
      <text:p text:style-name="P628">_</text:p>
      <text:p text:style-name="P629">Act 6 Act 2</text:p>
      <text:p text:style-name="P630">_</text:p>
      <text:p text:style-name="P631">Act 6 Intermission 2</text:p>
      <text:p text:style-name="P632">_</text:p>
      <text:p text:style-name="P633">Act 6 Act 3</text:p>
      <text:p text:style-name="P634">_</text:p>
      <text:p text:style-name="P635">Act 6 Intermission 3</text:p>
      <text:p text:style-name="P636">_</text:p>
      <text:p text:style-name="P637">48. =007163</text:p>
      <text:p text:style-name="P638">SEE LOG FOR "Act 6 Intermission 3 Part 1" IN GAME FOLDER</text:p>
      <text:p text:style-name="P639">_</text:p>
      <text:soft-page-break/>
      <text:p text:style-name="P640">49. =007327</text:p>
      <text:p text:style-name="P641">huh? what is happening here... wait</text:p>
      <text:p text:style-name="P642">is this a party? oh goodness i think it is OuO</text:p>
      <text:p text:style-name="P643">this is like a fun costume party for ghosts isnt it! whats the occasion?</text:p>
      <text:p text:style-name="P644">oh but im not doing any fighting</text:p>
      <text:p text:style-name="P645">sorry sollux my robotic duplicates have always been free agents totally exempt from my influence and better judgment</text:p>
      <text:p text:style-name="P646">equius do you think you can calm them down?</text:p>
      <text:p text:style-name="P647">equius weve never talked about it but im not sure how comfortable i am with you um... courting such a great plurality of my mechanical doubles</text:p>
      <text:p text:style-name="P648">i never should have kissed you that time</text:p>
      <text:p text:style-name="P649">it was such a mistake :(</text:p>
      <text:p text:style-name="P650">_</text:p>
      <text:p text:style-name="P651">Act 6 Act 4</text:p>
      <text:p text:style-name="P652">_</text:p>
      <text:p text:style-name="P653">Act 6 Intermission 4</text:p>
      <text:p text:style-name="P654">_</text:p>
      <text:p text:style-name="P655">Act 6 Act 5</text:p>
      <text:p text:style-name="P656">_</text:p>
      <text:p text:style-name="P657">Act 6 Act 5 Act 2</text:p>
      <text:p text:style-name="P658">_</text:p>
      <text:p text:style-name="P659">Act 6 Act 5 Act 1</text:p>
      <text:p text:style-name="P660">_</text:p>
      <text:p text:style-name="P661">Act 6 Intermission 5</text:p>
      <text:p text:style-name="P662">_</text:p>
      <text:soft-page-break/>
      <text:p text:style-name="P663">50. JE1; SC15; AV1: =007855</text:p>
      <text:p text:style-name="P664">hello.</text:p>
      <text:p text:style-name="P665">thanks!</text:p>
      <text:p text:style-name="P666">yes im alive</text:p>
      <text:p text:style-name="P667">(sollux dont make our guest uncomfortable)</text:p>
      <text:p text:style-name="P668">really i havent thought about any of that in a long time</text:p>
      <text:p text:style-name="P669">ancient conflicts dont mean anything to me anymore but i was more than thrilled by the opportunity to go on another adventure like this</text:p>
      <text:p text:style-name="P670">we used to enjoy such campaigns together all the time when we were younger</text:p>
      <text:p text:style-name="P671">of course now the teams are a little different :)</text:p>
      <text:p text:style-name="P672">ive met most of those nepetas theyre all very nice</text:p>
      <text:p text:style-name="P673">_</text:p>
      <text:p text:style-name="P674">51. JE2: =007926</text:p>
      <text:p text:style-name="P675">yes</text:p>
      <text:p text:style-name="P676">ok</text:p>
      <text:p text:style-name="P677">:)</text:p>
      <text:p text:style-name="P678">about what exactly</text:p>
      <text:p text:style-name="P679">you mean searching for the weapon?</text:p>
      <text:p text:style-name="P680">i think its a good idea</text:p>
      <text:p text:style-name="P681">thats probably the only way to find it</text:p>
      <text:p text:style-name="P682">in my experience the specific path you travel out here is very important</text:p>
      <text:p text:style-name="P683">if we did not trace that exact path in that amount of time i doubt we ever would have found the right location</text:p>
      <text:p text:style-name="P684">in fact it may never have been found by anyone</text:p>
      <text:p text:style-name="P685">i couldnt say</text:p>
      <text:p text:style-name="P686">its probably necessary</text:p>
      <text:soft-page-break/>
      <text:p text:style-name="P687">and they would have embarked on this voyage whether i had come along or not</text:p>
      <text:p text:style-name="P688">so i might as well join the fun!</text:p>
      <text:p text:style-name="P689">isnt that what you did when you saw our ship?</text:p>
      <text:p text:style-name="P690">yes but once you found out you continued journeying with us</text:p>
      <text:p text:style-name="P691">exactly!</text:p>
      <text:p text:style-name="P692">_</text:p>
      <text:p text:style-name="P693">52. JE3: =007927</text:p>
      <text:p text:style-name="P694">i dont necessarily share their point of view on the meaning of this endeavor though</text:p>
      <text:p text:style-name="P695">they consider this to be a great clash between good and evil</text:p>
      <text:p text:style-name="P696">but i prefer to look at the coming battle as a matter of housekeeping</text:p>
      <text:p text:style-name="P697">in the end all loops must be tidied up</text:p>
      <text:p text:style-name="P698">even his</text:p>
      <text:p text:style-name="P699">of course i do!</text:p>
      <text:p text:style-name="P700">i love all my friends</text:p>
      <text:p text:style-name="P701">do i seem cheerful about that</text:p>
      <text:p text:style-name="P702">i apologize if that is the way i am behaving</text:p>
      <text:p text:style-name="P703">it is not true though</text:p>
      <text:p text:style-name="P704">i think i look at death differently than most</text:p>
      <text:p text:style-name="P705">and it is fair to say this attitude extends to death after death as well</text:p>
      <text:p text:style-name="P706">i have learned to be at ease with the cessation of being in any form it takes</text:p>
      <text:p text:style-name="P707">but i am not nor will i ever be the monsters handmaid</text:p>
      <text:p text:style-name="P708">so please believe that i would never take joy from the destruction of any soul</text:p>
      <text:p text:style-name="P709">however you must realize that it is only by the grace of the<text:s/><text:soft-page-break/>horrorterrors that so many have been allowed to continue existing for so long</text:p>
      <text:p text:style-name="P710">they have persisted for ages beyond their time just as he has</text:p>
      <text:p text:style-name="P711">as such it seems to me his rampage is just another kind of housekeeping</text:p>
      <text:p text:style-name="P712">while he rounds the ring undoing the work of the gods we must prepare for his undoing as well</text:p>
      <text:p text:style-name="P713">to ready the manor for the lords arrival so to speak :)</text:p>
      <text:p text:style-name="P714">i dont like to think of myself in those terms</text:p>
      <text:p text:style-name="P715">but i do try to be nice to people!</text:p>
      <text:p text:style-name="P716">what i want?</text:p>
      <text:p text:style-name="P717">hmmm</text:p>
      <text:p text:style-name="P718">thats a pretty good question</text:p>
      <text:p text:style-name="P719">_</text:p>
      <text:p text:style-name="P720">53. JE4: =007928</text:p>
      <text:p text:style-name="P721">i think i mostly want to see what happens when this whole place breaks apart</text:p>
      <text:p text:style-name="P722">_</text:p>
      <text:p text:style-name="P723">54. SC16: =007931</text:p>
      <text:p text:style-name="P724">:(</text:p>
      <text:p text:style-name="P725">_</text:p>
      <text:p text:style-name="P726">55. SC17: =007945</text:p>
      <text:p text:style-name="P727">i understand sollux</text:p>
      <text:p text:style-name="P728">yeah :D</text:p>
      <text:p text:style-name="P729">_</text:p>
      <text:p text:style-name="P730">56. MP3; JE5; ArSe1: =007982</text:p>
      <text:p text:style-name="P731">:D</text:p>
      <text:p text:style-name="P732">:D</text:p>
      <text:soft-page-break/>
      <text:p text:style-name="P733">_</text:p>
      <text:p text:style-name="P734">57. AV2: =007991</text:p>
      <text:p text:style-name="P735">:D</text:p>
      <text:p text:style-name="P736">_</text:p>
      <text:p text:style-name="P737">58. JE6; AV3: =007994</text:p>
      <text:p text:style-name="P738">sounds like a dare to me</text:p>
      <text:p text:style-name="P739">_</text:p>
      <text:p text:style-name="P740"><text:span text:style-name="T741">59.</text:span></text:p>
      <text:p text:style-name="P742">MP1 - greetings!</text:p>
      <text:p text:style-name="P743">ive been meaning to say hello since you arrived</text:p>
      <text:p text:style-name="P744">yes but not the one youre thinking of</text:p>
      <text:p text:style-name="P745">i like to consider myself as something of a caretaker for this place</text:p>
      <text:p text:style-name="P746">id refer to myself as an excellent host but that has become kind of a loaded phrase</text:p>
      <text:p text:style-name="P747">i should hope not!</text:p>
      <text:p text:style-name="P748">anyway those of us who are concerned with the preservation of reality have been looking forward to this day for some time</text:p>
      <text:p text:style-name="P749">not the devastation so much as your arrival</text:p>
      <text:p text:style-name="P750">you have some big plans yes?</text:p>
      <text:p text:style-name="P751">oh nothing! i am merely extending the courtesy of a formal welcome</text:p>
      <text:p text:style-name="P752">now off with you! go find your friends</text:p>
      <text:p text:style-name="P753">that IS why youve finally come out of your palace isnt it?</text:p>
      <text:p text:style-name="P754">ta!</text:p>
      <text:p text:style-name="P755">MP2 - lost?</text:p>
      <text:p text:style-name="P756">yes thats a dead end</text:p>
      <text:p text:style-name="P757">where you want to go is</text:p>
      <text:soft-page-break/>
      <text:p text:style-name="P758">THAT way</text:p>
      <text:p text:style-name="P759">*nk-nkt*</text:p>
      <text:p text:style-name="P760">_</text:p>
      <text:p text:style-name="P761"/>
      <text:p text:style-name="P7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0:53:00Z</meta:creation-date>
    <dc:date>2024-12-18T00:53:00Z</dc:date>
    <meta:template xlink:href="Normal.dotm" xlink:type="simple"/>
    <meta:editing-cycles>2</meta:editing-cycles>
    <meta:editing-duration>PT0S</meta:editing-duration>
    <meta:document-statistic meta:page-count="32" meta:paragraph-count="48" meta:word-count="3635" meta:character-count="24313" meta:row-count="172" meta:non-whitespace-character-count="20726"/>
  </office:meta>
</office:document-meta>
</file>